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style="normal" style:font-style-asian="normal" style:font-style-complex="normal"/>
    </style:style>
    <style:style style:name="P2" style:family="paragraph" style:parent-style-name="Heading_20_2">
      <style:text-properties fo:font-style="normal" officeooo:rsid="0000b3be" officeooo:paragraph-rsid="0000b3be" style:font-style-asian="normal" style:font-style-complex="normal"/>
    </style:style>
    <style:style style:name="P3" style:family="paragraph" style:parent-style-name="Heading_20_3">
      <style:text-properties fo:font-style="normal" style:font-style-asian="normal" style:font-style-complex="normal"/>
    </style:style>
    <style:style style:name="P4" style:family="paragraph" style:parent-style-name="Heading_20_3">
      <style:text-properties fo:font-style="normal" officeooo:paragraph-rsid="0000b3be" style:font-style-asian="normal" style:font-style-complex="normal"/>
    </style:style>
    <style:style style:name="P5" style:family="paragraph" style:parent-style-name="Standard">
      <style:text-properties fo:font-style="normal" style:font-style-asian="normal" style:font-style-complex="normal"/>
    </style:style>
    <style:style style:name="P6" style:family="paragraph" style:parent-style-name="Standard">
      <style:text-properties fo:font-style="normal" officeooo:paragraph-rsid="0000b3be" style:font-style-asian="normal" style:font-style-complex="normal"/>
    </style:style>
    <style:style style:name="P7" style:family="paragraph" style:parent-style-name="Text_20_body" style:list-style-name="L3">
      <style:text-properties fo:font-style="normal" officeooo:rsid="0000b3be" officeooo:paragraph-rsid="0000b3be" style:font-style-asian="normal" style:font-style-complex="normal"/>
    </style:style>
    <style:style style:name="P8" style:family="paragraph" style:parent-style-name="Text_20_body" style:list-style-name="L3">
      <style:text-properties fo:font-style="normal" officeooo:rsid="0000b3be" officeooo:paragraph-rsid="0002a5bc" style:font-style-asian="normal" style:font-style-complex="normal"/>
    </style:style>
    <style:style style:name="P9" style:family="paragraph" style:parent-style-name="Text_20_body">
      <style:text-properties fo:font-style="normal" officeooo:rsid="0000b3be" officeooo:paragraph-rsid="0000b3be" style:font-style-asian="normal" style:font-style-complex="normal"/>
    </style:style>
    <style:style style:name="P10" style:family="paragraph" style:parent-style-name="Text_20_body" style:list-style-name="L4">
      <style:text-properties fo:font-style="normal" officeooo:rsid="0000b3be" officeooo:paragraph-rsid="0000b3be" style:font-style-asian="normal" style:font-style-complex="normal"/>
    </style:style>
    <style:style style:name="P11" style:family="paragraph" style:parent-style-name="Text_20_body" style:list-style-name="L1">
      <style:text-properties fo:font-style="normal" officeooo:rsid="0000b3be" officeooo:paragraph-rsid="0000b3be" style:font-style-asian="normal" style:font-style-complex="normal"/>
    </style:style>
    <style:style style:name="P12" style:family="paragraph" style:parent-style-name="Text_20_body" style:list-style-name="L2">
      <style:text-properties fo:font-style="normal" officeooo:rsid="0000b3be" officeooo:paragraph-rsid="0000b3be" style:font-style-asian="normal" style:font-style-complex="normal"/>
    </style:style>
    <style:style style:name="P13" style:family="paragraph" style:parent-style-name="Text_20_body">
      <style:text-properties fo:font-style="normal" officeooo:paragraph-rsid="0000b3be" style:font-style-asian="normal" style:font-style-complex="normal"/>
    </style:style>
    <style:style style:name="P14" style:family="paragraph" style:parent-style-name="Text_20_body">
      <style:text-properties fo:font-style="normal" fo:font-weight="bold" officeooo:rsid="0000b3be" officeooo:paragraph-rsid="0000b3be" style:font-style-asian="normal" style:font-weight-asian="bold" style:font-style-complex="normal" style:font-weight-complex="bold"/>
    </style:style>
    <style:style style:name="T1" style:family="text">
      <style:text-properties officeooo:rsid="0000b3b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0b3be" style:font-style-asian="italic" style:font-style-complex="italic"/>
    </style:style>
    <style:style style:name="T4" style:family="text">
      <style:text-properties fo:font-style="normal" officeooo:rsid="0000b3be" style:font-style-asian="normal" style:font-style-complex="normal"/>
    </style:style>
    <style:style style:name="T5" style:family="text">
      <style:text-properties officeooo:rsid="0002a5b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EN ARRIVANT EN REGIE</text:h>
      <text:p text:style-name="P5"/>
      <text:h text:style-name="P3" text:outline-level="3">### Démarrage des machines</text:h>
      <text:p text:style-name="P5"/>
      <text:p text:style-name="P5">- allumer la régie (interrupteur sous la console)</text:p>
      <text:p text:style-name="P5">- allumer enceintes et process audio analogiques (interrupteur à doite du top de la console)</text:p>
      <text:p text:style-name="P5">- allumer ordi (clavier souris usb doivent être branché, entrée écran sur DISPLAY PORT)</text:p>
      <text:p text:style-name="P5">- une fois windows booté allumer cartes son</text:p>
      <text:p text:style-name="P5"><text:s text:c="4"/>- d'abord la 24ai, attendre qu'elle ait finit sa procédure d'allumage</text:p>
      <text:p text:style-name="P5"><text:s text:c="4"/>- ensuite la 24ao et attendre que les 2 cartes soient synchronisées (plus rien ne clignote)</text:p>
      <text:p text:style-name="P5">- mettre les faders des pistes stereo en bas et mutées</text:p>
      <text:p text:style-name="P5">- lancer Proppfrexx</text:p>
      <text:p text:style-name="P5">- démarrer backup</text:p>
      <text:p text:style-name="P5"/>
      <text:h text:style-name="P3" text:outline-level="3">### Préparer la console</text:h>
      <text:p text:style-name="P5"/>
      <text:p text:style-name="P5">- tranches 3 et 4 en PFL</text:p>
      <text:p text:style-name="P5">- master 1 2 à 0db et limiteurs activés</text:p>
      <text:p text:style-name="P5">- muter les tranches stereo pour avoir les pistes armées</text:p>
      <text:p text:style-name="P5"/>
      <text:h text:style-name="P4" text:outline-level="3">### <text:span text:style-name="T1">Tests à effectuer </text:span></text:h>
      <text:p text:style-name="P13"><text:span text:style-name="T1">vérifier que</text:span></text:p>
      <text:p text:style-name="P13"><text:span text:style-name="T1">- vous avez du son sur votre départ antenne et que ça correspond à ce qui joue sur le poste auto<text:line-break/>- idem pour le retour interner<text:line-break/>- tous les micros fonctionnent, en les testant un par un, ainsi que les retours casques<text:line-break/>- le talkback régie/studio fonctionne, ainsi que les hauts parleurs en studio<text:line-break/>- les player Proppfrexx fonctionnent<text:line-break/>- votre pré écoute Proppfrexx fonctionne<text:line-break/>- votre enregistreur de backup tourne !<text:line-break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" text:outline-level="2"><text:soft-page-break/>PRISE/RENDU ANTENNE</text:h>
      <text:p text:style-name="P5"/>
      <text:h text:style-name="P3" text:outline-level="3">### Prise d'antenne</text:h>
      <text:p text:style-name="P5"/>
      <text:p text:style-name="P5">- écouter le départ antenne (logo V)</text:p>
      <text:p text:style-name="P5">- lancer anydesk et se connecter sur le poste auto</text:p>
      <text:p text:style-name="P5">- <text:span text:style-name="T1">décider après quel titre vous allez prendre l’antenne</text:span></text:p>
      <text:p text:style-name="P6">- <text:span text:style-name="T1">en fonction </text:span>préparer les pistes à lancer sur <text:span text:style-name="T1">le </text:span>Proppfrexx <text:span text:style-name="T1">de votre poste local<text:line-break/> <text:s text:c="2"/>penser à garder le DEFRICHAGE disponible pour votre premier titre de l’heure !</text:span></text:p>
      <text:p text:style-name="P5">- démuter piste LIVE et enlever l'auto play</text:p>
      <text:p text:style-name="P5">- à la fin du titre poste auto lancer la lecteur depuis v<text:span text:style-name="T1">otre le Proppfrexx de votre poste local</text:span></text:p>
      <text:p text:style-name="P5">- une fois à l'antenne repasser l'écoute sur <text:span text:style-name="T1">MASTER </text:span>1 2</text:p>
      <text:p text:style-name="P5"/>
      <text:p text:style-name="P5"/>
      <text:h text:style-name="P3" text:outline-level="3">### Rendu d'antenne</text:h>
      <text:p text:style-name="P5"/>
      <text:p text:style-name="P5">- écouter le départ antenne</text:p>
      <text:p text:style-name="P5">- être connecté sur le poste auto avec Anydesk</text:p>
      <text:p text:style-name="P5">- à la fin d<text:span text:style-name="T1">e la séquence désirée </text:span>lancer la lecture du titre désiré sur le poste auto</text:p>
      <text:p text:style-name="P5">- réactiver l'auto play --&gt; la piste LIVE sera mutée automatiquement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" text:outline-level="2"><text:soft-page-break/>CANEVAS PRINCIPALES SEQUENCE LA QUOTIDIENNE </text:h>
      <text:p text:style-name="P13"/>
      <text:p text:style-name="P14">17h / début d’émission </text:p>
      <text:list xml:id="list3352103156" text:style-name="L4">
        <text:list-item>
          <text:p text:style-name="P10">indicatif : INTRO_QUOT_17H</text:p>
        </text:list-item>
        <text:list-item>
          <text:p text:style-name="P10">puis ANIM entre, mettre en tapis</text:p>
        </text:list-item>
        <text:list-item>
          <text:p text:style-name="P10">puis extro : QUOT_EXTRO</text:p>
        </text:list-item>
        <text:list-item>
          <text:p text:style-name="P10">puis DEFRICHAGE (et retour ANIM à la fin du titre)</text:p>
          <text:p text:style-name="P10"/>
        </text:list-item>
      </text:list>
      <text:p text:style-name="P9">17h15 chronique</text:p>
      <text:list xml:id="list1881314862" text:style-name="L1">
        <text:list-item>
          <text:p text:style-name="P11">démarre avec le jingle vx_rv_intero~6</text:p>
        </text:list-item>
      </text:list>
      <text:p text:style-name="P9"/>
      <text:p text:style-name="P9">17h30 OPALO</text:p>
      <text:list xml:id="list4195664921" text:style-name="L2">
        <text:list-item>
          <text:p text:style-name="P12">démarre avec le jingle QUOT VIRG OPALO</text:p>
        </text:list-item>
      </text:list>
      <text:p text:style-name="P9"/>
      <text:p text:style-name="P9">18h JDBN</text:p>
      <text:list xml:id="list3680220191" text:style-name="L3">
        <text:list-item>
          <text:p text:style-name="P7">sur le dernier titre avant 18h avancer dans la playlist en ejectant le player qui ne tourne pas jusqu’à avoir un DEFRICHAGE calé</text:p>
        </text:list-item>
        <text:list-item>
          <text:p text:style-name="P7">fin d’heure, après le dernier titre → micro Emma + micro chroniqueur JDBN doivent être ouverts !<text:line-break/>Ne plus fermer le micro chroniqueur JDBN durant le reste de la séquence !</text:p>
        </text:list-item>
        <text:list-item>
          <text:p text:style-name="P7">Jingle JDBN : INTRO_INFO_18H_V2</text:p>
        </text:list-item>
        <text:list-item>
          <text:p text:style-name="P8">ensuite INTRO QUOTIDIENNE : INTRO_QUOT_18H</text:p>
        </text:list-item>
        <text:list-item>
          <text:p text:style-name="P8">puis ANIM et CHRONIQUEUR entrent, mettre en tapis</text:p>
        </text:list-item>
        <text:list-item>
          <text:p text:style-name="P7">ensuite extro QUOTIDIENNE : QUOT_EXTRO</text:p>
        </text:list-item>
        <text:list-item>
          <text:p text:style-name="P7">ensuite DEFRICHAGE (et retour ANIM à la fin du titre)</text:p>
        </text:list-item>
      </text:list>
      <text:p text:style-name="P9"/>
      <text:p text:style-name="P9">18h15 AGENDA</text:p>
      <text:list xml:id="list151405487211920" text:continue-list="list4195664921" text:style-name="L2">
        <text:list-item>
          <text:p text:style-name="P12">démarre avec le jingle </text:p>
        </text:list-item>
      </text:list>
      <text:p text:style-name="P9"/>
      <text:p text:style-name="P9">18h30 ECLAIRAGE</text:p>
      <text:list xml:id="list151404677535645" text:continue-numbering="true" text:style-name="L2">
        <text:list-item>
          <text:p text:style-name="P12">démarre avec le jingle </text:p>
        </text:list-item>
      </text:list>
      <text:p text:style-name="P9"/>
      <text:p text:style-name="P9">18h45 CHRONIQUE</text:p>
      <text:list xml:id="list151404637956174" text:continue-numbering="true" text:style-name="L2">
        <text:list-item>
          <text:p text:style-name="P12"><text:soft-page-break/>démarre avec le jingle </text:p>
        </text:list-item>
      </text:list>
      <text:h text:style-name="P2" text:outline-level="2">TELEPHONE</text:h>
      <text:p text:style-name="P13"/>
      <text:p text:style-name="P13"><text:span text:style-name="T1">- Appeler l’invité avec le téléphone sans fil TELOS</text:span></text:p>
      <text:p text:style-name="P13"><text:span text:style-name="T1">- Une fois contact et infos transmises à l’invité utiliser le bouton ‘LINE → ON’ <text:s/>de l’insert téléphonique pour le basculer en régie</text:span></text:p>
      <text:p text:style-name="P13"><text:span text:style-name="T1">- l’invité est alors connecté à la régie, mettre la piste ‘TEL TELOS’ en PFL</text:span></text:p>
      <text:p text:style-name="P13"><text:span text:style-name="T1">- vous pouvez lui parler via le talkback dédié → </text:span><text:span text:style-name="T5">module numéro 3 juste au dessus de la tranche Télos, bouton pression sur ‘TALK’</text:span><text:span text:style-name="T1"> (attention il faut que votre tranche soit bien mise en PFL pour l’entendre!)</text:span></text:p>
      <text:p text:style-name="P13"><text:span text:style-name="T1">- monter doucement la tranche durant l’intro animation de la séquence</text:span></text:p>
      <text:p text:style-name="P13"><text:span text:style-name="T1">- et mettre la tranche à 0DB dès que c’est à l’invité de parler !</text:span></text:p>
      <text:p text:style-name="P13"><text:span text:style-name="T1">- quand l’anim pose les question baisser la tranche de 5db environ</text:span></text:p>
      <text:p text:style-name="P13"><text:span text:style-name="T1">- dès que l’itw est terminée refermer le fader de la tranche</text:span></text:p>
      <text:p text:style-name="P13"><text:span text:style-name="T1">- vous pouvez parler avec l’invité via le talkback dédié si il n’a pas raccroché (= si vous n’entendez pas la tonalité dans le PFL)</text:span></text:p>
      <text:p text:style-name="P13"><text:span text:style-name="T1">- et ensuite raccrocher la ligne avec le bouton ‘LINE → OFF’ de l’insert téléphonique</text:span></text:p>
      <text:p text:style-name="P13"><text:span text:style-name="T1">- et bien remettre le téléphone sur sa base pour qu’il soit chargé pour la prochaine foi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14:54:35.658304998</meta:creation-date>
    <dc:date>2024-11-04T15:14:03.811696307</dc:date>
    <meta:editing-duration>PT3M26S</meta:editing-duration>
    <meta:editing-cycles>1</meta:editing-cycles>
    <meta:document-statistic meta:table-count="0" meta:image-count="0" meta:object-count="0" meta:page-count="4" meta:paragraph-count="69" meta:word-count="713" meta:character-count="3928" meta:non-whitespace-character-count="3282"/>
    <meta:generator>LibreOffice/7.3.7.2$Linux_X86_64 LibreOffice_project/30$Build-2</meta:generator>
  </office:meta>
</office:document-meta>
</file>